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/>1. List the customer who does not have any orders </text:span></text:p>
      <text:p text:style-name="P1"><text:span text:style-name="T3">SELECT C.CustomerName FROM Customers C LEFT JOIN Orders O ON C.CustomerID = O.CustomerID WHERE O.CustomerID is NULL;</text:span></text:p>
      <text:p text:style-name="P1"><text:span text:style-name="T4"/></text:p>
      <text:p text:style-name="P1"><text:span text:style-name="T4">2. Give customer wise number of orders.</text:span></text:p>
      <text:p text:style-name="P1"><text:span text:style-name="T5">SELECT DISTINCT Customers.CustomerID, Customers.Customername, Count(orders.customerid) as NumOfOrders</text:span></text:p>
      <text:p text:style-name="P1"><text:span text:style-name="T5">from customers</text:span></text:p>
      <text:p text:style-name="P1"><text:span text:style-name="T5">left join orders where orders.customerid = customers.customerid</text:span></text:p>
      <text:p text:style-name="P1"><text:span text:style-name="T5">group by customers.customername </text:span></text:p>
      <text:p text:style-name="P1"><text:span text:style-name="T6"/></text:p>
      <text:p text:style-name="P1"><text:span text:style-name="T7">3. Who are the customers having at least 5 orders</text:span></text:p>
      <text:p text:style-name="P1"><text:span text:style-name="T8">SELECT DISTINCT Customers.CustomerId, Customers.Customername</text:span></text:p>
      <text:p text:style-name="P1"><text:span text:style-name="T8">from customers</text:span></text:p>
      <text:p text:style-name="P1"><text:span text:style-name="T8">INNER JOIN Orders ON Customers.Customerid = Orders.CustomerID</text:span></text:p>
      <text:p text:style-name="P1"><text:span text:style-name="T8">where (orders.customerid)&gt;=5</text:span></text:p>
      <text:p text:style-name="P1"><text:span text:style-name="T8">order by orders.customerID desc;</text:span></text:p>
      <text:p text:style-name="P1"><text:span text:style-name="T9"/></text:p>
      <text:p text:style-name="P1"><text:span text:style-name="T10">4. lists the suppliers with a product price less than 20</text:span></text:p>
      <text:p text:style-name="P1"><text:span text:style-name="T11">SELECT Distinct Suppliers.SupplierID,Suppliers.SupplierName FROM Suppliers INNER JOIN Products ON Suppliers.SupplierID= Products.SupplierID where Price &lt; 20;</text:span></text:p>
      <text:p text:style-name="P1"><text:span text:style-name="T12"/></text:p>
      <text:p text:style-name="P1"><text:span text:style-name="T13">5</text:span><text:span text:style-name="T14">. Name the Supplier who supplies Aniseed Syrup</text:span></text:p>
      <text:p text:style-name="P1"><text:span text:style-name="T15">SELECT S.SupplierName From Suppliers S , Products P </text:span></text:p>
      <text:p text:style-name="P1"><text:span text:style-name="T15">WHERE S.SupplierID=P.SupplierID AND P.ProductName='Aniseed Syrup';</text:span></text:p>
      <text:p text:style-name="P1"><text:span text:style-name="T16"/></text:p>
      <text:p text:style-name="P1"><text:span text:style-name="T17">7. Lists all customers and suppliers along with their city &amp; contact info.</text:span></text:p>
      <text:p text:style-name="P1"><text:span text:style-name="T18">SELECT CUSTOMERNAME,CONTACTNAME,CITY FROM [Customers]</text:span></text:p>
      <text:p text:style-name="P1"><text:span text:style-name="T19">UNION</text:span></text:p>
      <text:p text:style-name="P1"><text:span text:style-name="T20">SELECT SUPPLIERNAME,CONTACTNAME,CITY FROM[SUPPLIERS]</text:span></text:p>
      <text:p text:style-name="P1"><text:span text:style-name="T21"/></text:p>
      <text:p text:style-name="P1"><text:span text:style-name="T22">8. List all products with a price BETWEEN 10 and 20 and not in category 1, 2, 4.</text:span></text:p>
      <text:p text:style-name="P1"><text:span text:style-name="T23">SELECT*FROM Products WHERE Price BETWEEN 10 AND 20</text:span></text:p>
      <text:p text:style-name="P1"><text:span text:style-name="T23">AND NOT CategoryID IN(1,2,4)</text:span></text:p>
      <text:p text:style-name="P1"><text:span text:style-name="T23">order by price asc;</text:span></text:p>
      <text:p text:style-name="P1"><text:span text:style-name="T24"/></text:p>
      <text:p text:style-name="P1"><text:span text:style-name="T25">9. lists the number of customers in each City and each country</text:span></text:p>
      <text:p text:style-name="P1"><text:span text:style-name="T26">SELECT COUNT(CUSTOMERID), COUNTRY, CITY</text:span></text:p>
      <text:p text:style-name="P1"><text:span text:style-name="T26">FROM CUSTOMERS</text:span></text:p>
      <text:p text:style-name="P1"><text:span text:style-name="T26">GROUP BY COUNTRY, CITY</text:span></text:p>
      <text:p text:style-name="P1"><text:span text:style-name="T26"/></text:p>
      <text:p text:style-name="P1"><text:span text:style-name="T27">10. lists the number of orders sent by each shipper</text:span></text:p>
      <text:p text:style-name="P1"><text:span text:style-name="T28">SELECT Shippers.ShipperName, COUNT(Orders.OrderID) AS NumOfOrders FROM Orders</text:span></text:p>
      <text:p text:style-name="P1"><text:span text:style-name="T28">LEFT JOIN Shippers ON Orders.ShipperID = Shippers.ShipperID</text:span></text:p>
      <text:p text:style-name="P1"><text:span text:style-name="T28">GROUP BY ShipperName</text:span></text:p>
      <text:p text:style-name="P1"><text:span text:style-name="T29"/></text:p>
      <text:p text:style-name="P1"><text:span text:style-name="T30">11. Who is the Shipper who sent highest no of orders?</text:span></text:p>
      <text:p text:style-name="P1"><text:span text:style-name="T31">SELECT max(Shippers.ShipperID),Shippers.ShipperName FROM Shippers INNER JOIN Orders ON<text:s text:c="2"/>Orders.ShipperID =<text:s text:c="2"/>Shippers.ShipperID;</text:span></text:p>
      <text:p text:style-name="P1"><text:span text:style-name="T32"/></text:p>
      <text:p text:style-name="P1"><text:span text:style-name="T33">12. Which is the most expensive product?</text:span></text:p>
      <text:p text:style-name="P1"><text:span text:style-name="T34">SELECT<text:s text:c="2"/>productname,productid, MAX(price) as maxprice</text:span></text:p>
      <text:p text:style-name="P1"><text:span text:style-name="T34">FROM products</text:span></text:p>
      <text:p text:style-name="P1"><text:span text:style-name="T34"/></text:p>
      <text:p text:style-name="P1"><text:span text:style-name="T35">13. List all customers, and any orders they might have</text:span></text:p>
      <text:p text:style-name="P1"><text:span text:style-name="T36">SELECT Customers.CustomerName, Orders.OrderID</text:span></text:p>
      <text:p text:style-name="P1"><text:span text:style-name="T36">FROM Customers</text:span></text:p>
      <text:p text:style-name="P1"><text:span text:style-name="T36">LEFT JOIN Orders ON Customers.CustomerID = Orders.CustomerID</text:span></text:p>
      <text:p text:style-name="P1"><text:span text:style-name="T36">ORDER BY Customers.CustomerName;</text:span></text:p>
      <text:p text:style-name="P1"><text:span text:style-name="T37"/></text:p>
      <text:p text:style-name="P1"><text:span text:style-name="T38">14 ) list the number of customers in each country, sorted high to low (Only include countries with </text:span></text:p>
      <text:p text:style-name="P1"><text:span text:style-name="T38">more than 10 customers)</text:span></text:p>
      <text:p text:style-name="P1"><text:span text:style-name="T39">SELECT COUNT(CUSTOMERID), COUNTRY</text:span></text:p>
      <text:p text:style-name="P1"><text:span text:style-name="T39">FROM CUSTOMERS</text:span></text:p>
      <text:p text:style-name="P1"><text:span text:style-name="T39">GROUP BY COUNTRY</text:span></text:p>
      <text:p text:style-name="P1"><text:span text:style-name="T39">HAVING COUNT(CUSTOMERID)&gt;10</text:span></text:p>
      <text:p text:style-name="P1"><text:span text:style-name="T39">ORDER BY COUNT(CUSTOMERID) DESC;</text:span></text:p>
      <text:p text:style-name="P1"><text:span text:style-name="T40"/></text:p>
      <text:p text:style-name="P1"><text:span text:style-name="T41">15. lists the product names if quantity ordered is more than 90</text:span></text:p>
      <text:p text:style-name="P1"><text:span text:style-name="T42">SELECT Product.productid, products.productname. orderdeails.productid</text:span></text:p>
      <text:p text:style-name="P1"><text:span text:style-name="T42">from products</text:span></text:p>
      <text:p text:style-name="P1"><text:span text:style-name="T42">inner join orderdtails on products.productid = orderdetails.productif</text:span></text:p>
      <text:p text:style-name="P1"><text:span text:style-name="T42">where orderdetails.quantity &gt;90</text:span></text:p>
      <text:p text:style-name="P1"><text:span text:style-name="T43"/></text:p>
      <text:p text:style-name="P1"><text:span text:style-name="T44">16. Name the customer/s who is having more than 2 orders</text:span></text:p>
      <text:p text:style-name="P1"><text:span text:style-name="T45">SELECT DISTINCT Customers.CustomerId, Customers.Customername</text:span></text:p>
      <text:p text:style-name="P1"><text:span text:style-name="T45">from customers</text:span></text:p>
      <text:p text:style-name="P1"><text:span text:style-name="T45">INNER JOIN Orders ON Customers.Customerid = Orders.CustomerID</text:span></text:p>
      <text:p text:style-name="P1"><text:span text:style-name="T45">where (orders.customerid)&gt;2</text:span></text:p>
      <text:p text:style-name="P1"><text:span text:style-name="T45">order by orders.customerID desc;</text:span></text:p>
      <text:p text:style-name="P1"><text:span text:style-name="T46"/></text:p>
      <text:p text:style-name="P1"><text:span text:style-name="T47">17. Who is the contact person for Specialty Biscuits, Ltd.</text:span></text:p>
      <text:p text:style-name="P1"><text:span text:style-name="T48">SELECT ContactName FROM Suppliers WHERE SupplierName = "Specialty Biscuits, Ltd." ;</text:span></text:p>
      <text:p text:style-name="P1"><text:span text:style-name="T49"/></text:p>
      <text:p text:style-name="P1"><text:span text:style-name="T50">18) Which order is having least quantity?</text:span></text:p>
      <text:p text:style-name="P1"><text:span text:style-name="T51">SELECT MIN(QUANTITY), ORDERID FROM ORDERDETAILS</text:span></text:p>
      <text:p text:style-name="P1"><text:span text:style-name="T52"/></text:p>
      <text:p text:style-name="P1"><text:span text:style-name="T53">19 )How many products are there with price more than 50</text:span></text:p>
      <text:p text:style-name="P1"><text:span text:style-name="T54">SELECT COUNT(*) AS "NO OF PRODUCTS&gt;50"</text:span></text:p>
      <text:p text:style-name="P1"><text:span text:style-name="T54">FROM(PRODUCTS)</text:span></text:p>
      <text:p text:style-name="P1"><text:span text:style-name="T54">WHERE<text:s text:c="2"/>PRICE&gt;=50;</text:span></text:p>
      <text:p text:style-name="P1"><text:span text:style-name="T55"/></text:p>
      <text:p text:style-name="P1"><text:span text:style-name="T56">20 . Who supplies Tofu </text:span></text:p>
      <text:p text:style-name="P1"><text:span text:style-name="T57">SELECT S.SupplierName From Suppliers S , Products P </text:span></text:p>
      <text:p text:style-name="P1"><text:span text:style-name="T57">WHERE S.SupplierID=P.SupplierID AND P.ProductName='Tofu' ; </text:span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>SELECT Orders.OrderID, Customers.CustomerID, Customers.Customername</text:span></text:p>
      <text:p text:style-name="P1"><text:span text:style-name="T58">FROM Orders</text:span></text:p>
      <text:p text:style-name="P1"><text:span text:style-name="T58">RIGHT JOIN Customers ON Orders.CustomerID = Customers.CustomerID</text:span></text:p>
      <text:p text:style-name="P1"><text:span text:style-name="T58">ORDER BY Orders.OrderID;</text:span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  <text:p text:style-name="P1"><text:span text:style-name="T59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